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subtitle">
      <style:graphic-properties draw:fill-color="#ffffff" draw:auto-grow-height="true" fo:min-height="18.773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subtitle" style:list-style-name="L2">
      <style:graphic-properties draw:fill-color="#ffffff"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subtitle" style:list-style-name="L2">
      <style:graphic-properties draw:fill-color="#ffffff" fo:min-height="13.609cm"/>
    </style:style>
    <style:style style:name="pr7" style:family="presentation" style:parent-style-name="Glossy-subtitle" style:list-style-name="L2">
      <style:graphic-properties draw:fill-color="#ffffff" fo:min-height="13.609cm"/>
    </style:style>
    <style:style style:name="pr8" style:family="presentation" style:parent-style-name="Glossy-outline1" style:list-style-name="L3">
      <style:graphic-properties fo:min-height="13.609cm"/>
    </style:style>
    <style:style style:name="pr9" style:family="presentation" style:parent-style-name="Glossy-outline1" style:list-style-name="L3">
      <style:graphic-properties fo:min-height="13.609cm"/>
    </style:style>
    <style:style style:name="pr10" style:family="presentation" style:parent-style-name="Glossy-subtitle" style:list-style-name="L2">
      <style:graphic-properties draw:fill-color="#ffffff" fo:min-height="13.609cm"/>
    </style:style>
    <style:style style:name="pr11" style:family="presentation" style:parent-style-name="Glossy-outline1" style:list-style-name="L3">
      <style:graphic-properties fo:min-height="13.609cm"/>
    </style:style>
    <style:style style:name="pr12" style:family="presentation" style:parent-style-name="Glossy-outline1" style:list-style-name="L3">
      <style:graphic-properties fo:min-height="13.609cm"/>
    </style:style>
    <style:style style:name="pr13" style:family="presentation" style:parent-style-name="Glossy-subtitle" style:list-style-name="L2">
      <style:graphic-properties draw:fill-color="#ffffff" fo:min-height="13.609cm"/>
    </style:style>
    <style:style style:name="pr14" style:family="presentation" style:parent-style-name="Glossy-subtitle" style:list-style-name="L2">
      <style:graphic-properties draw:fill-color="#ffffff" fo:min-height="13.609cm"/>
    </style:style>
    <style:style style:name="pr15" style:family="presentation" style:parent-style-name="Glossy-subtitle" style:list-style-name="L2">
      <style:graphic-properties draw:fill-color="#ffffff" fo:min-height="13.609cm"/>
    </style:style>
    <style:style style:name="pr16" style:family="presentation" style:parent-style-name="Glossy-subtitle" style:list-style-name="L2">
      <style:graphic-properties draw:fill-color="#ffffff" fo:min-height="13.609cm"/>
    </style:style>
    <style:style style:name="pr17" style:family="presentation" style:parent-style-name="Glossy-subtitle" style:list-style-name="L2">
      <style:graphic-properties draw:fill-color="#ffffff" fo:min-height="13.609cm"/>
    </style:style>
    <style:style style:name="pr18" style:family="presentation" style:parent-style-name="Glossy-subtitle" style:list-style-name="L2">
      <style:graphic-properties draw:fill-color="#ffffff" fo:min-height="13.609cm"/>
    </style:style>
    <style:style style:name="pr19" style:family="presentation" style:parent-style-name="Glossy-outline1" style:list-style-name="L3">
      <style:graphic-properties fo:min-height="13.609cm"/>
    </style:style>
    <style:style style:name="pr20" style:family="presentation" style:parent-style-name="Glossy-outline1" style:list-style-name="L3">
      <style:graphic-properties fo:min-height="13.609cm"/>
    </style:style>
    <style:style style:name="pr21" style:family="presentation" style:parent-style-name="Glossy-subtitle" style:list-style-name="L2">
      <style:graphic-properties draw:fill-color="#ffffff" fo:min-height="13.609cm"/>
    </style:style>
    <style:style style:name="pr22" style:family="presentation" style:parent-style-name="Glossy-subtitle" style:list-style-name="L2">
      <style:graphic-properties draw:fill-color="#ffffff" fo:min-height="13.609cm"/>
    </style:style>
    <style:style style:name="pr23" style:family="presentation" style:parent-style-name="Glossy-outline1" style:list-style-name="L3">
      <style:graphic-properties fo:min-height="13.609cm"/>
    </style:style>
    <style:style style:name="pr24" style:family="presentation" style:parent-style-name="Glossy-outline1" style:list-style-name="L3">
      <style:graphic-properties fo:min-height="13.609cm"/>
    </style:style>
    <style:style style:name="pr25" style:family="presentation" style:parent-style-name="Glossy-subtitle" style:list-style-name="L2">
      <style:graphic-properties draw:fill-color="#ffffff" fo:min-height="13.609cm"/>
    </style:style>
    <style:style style:name="pr26" style:family="presentation" style:parent-style-name="Glossy-outline1" style:list-style-name="L3">
      <style:graphic-properties fo:min-height="13.609cm"/>
    </style:style>
    <style:style style:name="pr27" style:family="presentation" style:parent-style-name="Glossy-subtitle" style:list-style-name="L2">
      <style:graphic-properties draw:fill-color="#ffffff" fo:min-height="13.609cm"/>
    </style:style>
    <style:style style:name="pr28" style:family="presentation" style:parent-style-name="Glossy-subtitle" style:list-style-name="L2">
      <style:graphic-properties draw:fill-color="#ffffff" fo:min-height="13.609cm"/>
    </style:style>
    <style:style style:name="P1" style:family="paragraph">
      <style:text-properties fo:font-family="Ubuntu" style:font-pitch="variable" fo:font-weight="bold" style:font-weight-asian="bold" style:font-weight-complex="bold"/>
    </style:style>
    <style:style style:name="P2" style:family="paragraph">
      <style:text-properties fo:font-family="Ubuntu" style:font-pitch="variable"/>
    </style:style>
    <style:style style:name="P3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</style:style>
    <style:style style:name="P4" style:family="paragraph">
      <style:paragraph-properties fo:margin-left="0cm" fo:margin-right="0cm" fo:margin-top="1.524cm" fo:margin-bottom="0cm" fo:text-align="center" fo:text-indent="0cm"/>
      <style:text-properties fo:font-family="Ubuntu" style:font-pitch="variable" fo:font-size="28pt" style:font-size-asian="28pt" style:font-size-complex="28pt"/>
    </style:style>
    <style:style style:name="P5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fo:font-family="Ubuntu" style:font-pitch="variable"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margin-left="-1.2cm" fo:margin-right="0cm" fo:text-indent="0cm"/>
    </style:style>
    <style:style style:name="P8" style:family="paragraph">
      <style:paragraph-properties fo:margin-left="-1.2cm" fo:margin-right="0cm" fo:text-indent="0cm"/>
      <style:text-properties fo:font-family="Ubuntu" style:font-pitch="variable" fo:font-size="22pt" style:font-size-asian="22pt" style:font-size-complex="22pt"/>
    </style:style>
    <style:style style:name="P9" style:family="paragraph">
      <style:paragraph-properties fo:margin-left="-1.2cm" fo:margin-right="0cm" fo:text-indent="0cm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fo:font-family="FreeSans" style:font-family-generic="swiss" style:font-pitch="variable" fo:font-size="28pt" style:font-size-asian="28pt" style:font-size-complex="28pt"/>
    </style:style>
    <style:style style:name="T1" style:family="text">
      <style:text-properties fo:font-family="Ubuntu" style:font-pitch="variable" fo:font-weight="bold" style:font-weight-asian="bold" style:font-weight-complex="bold"/>
    </style:style>
    <style:style style:name="T2" style:family="text">
      <style:text-properties fo:font-family="Ubuntu" style:font-pitch="variabl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family="Ubuntu" style:font-pitch="variable" fo:font-size="28pt" style:font-size-asian="28pt" style:font-size-complex="28pt"/>
    </style:style>
    <style:style style:name="T4" style:family="text">
      <style:text-properties fo:font-family="Ubuntu" style:font-pitch="variable"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1.016cm"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6cm" text:min-label-width="1.016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2cm" text:min-label-width="1.01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1.8cm" text:min-label-width="1.016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2.4cm" text:min-label-width="1.016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3cm" text:min-label-width="1.016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3.6cm" text:min-label-width="1.016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4.2cm" text:min-label-width="1.01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4.8cm" text:min-label-width="1.016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5.4cm" text:min-label-width="1.016cm"/>
        <style:text-properties fo:font-family="StarSymbol" style:font-charset="x-symbol" style:use-window-font-color="true" fo:font-size="70%"/>
      </text:list-level-style-bullet>
    </text:list-style>
    <text:list-style style:name="L3">
      <text:list-level-style-bullet text:level="1" text:bullet-char="">
        <style:list-level-properties text:space-before="1.2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0cm" presentation:class="subtitle" presentation:user-transformed="true">
          <draw:text-box>
            <text:p><text:span text:style-name="T1">Input / Output in C++</text:span></text:p>
            <text:p><text:span text:style-name="T2">~ part 1 ~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Input / Output in C++ - Streams</text:span></text:p>
          </draw:text-box>
        </draw:frame>
        <draw:frame presentation:style-name="pr4" draw:text-style-name="P4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Η είσοδος και η έξοδος δεδομένων, στη C++ βασίζεται στην έννοια των “ρευμάτων” - </text:span><text:span text:style-name="T4">streams</text:span></text:p>
              </text:list-item>
              <text:list-item>
                <text:p text:style-name="P3"><text:span text:style-name="T3">Ένα ρεύμα είναι ουσιαστικά μια ακολουθία χαρακτήρων (γενικότερα bytes)</text:span></text:p>
              </text:list-item>
              <text:list-item>
                <text:p text:style-name="P3"><text:span text:style-name="T3">Τα ρεύματα μπορεί να είναι για είσοδο, για έξοδο ή και για τα δύ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Οθόνη &amp; Πληκτρολόγιο</text:span></text:p>
          </draw:text-box>
        </draw:frame>
        <draw:frame presentation:style-name="pr6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Σε αντιστοιχία με τα standard ρεύματα εισόδου / εξόδου στη C (</text:span><text:span text:style-name="T4">stdin</text:span><text:span text:style-name="T3">, </text:span><text:span text:style-name="T4">stdout</text:span><text:span text:style-name="T3">, </text:span><text:span text:style-name="T4">stderr</text:span><text:span text:style-name="T3">)</text:span></text:p>
              </text:list-item>
              <text:list-item>
                <text:p text:style-name="P3"><text:span text:style-name="T3">Ορισμένα από την αρχή του προγράμματος, στο namespace std υπάρχουν τα </text:span><text:span text:style-name="T4">cin</text:span><text:span text:style-name="T3">, </text:span><text:span text:style-name="T4">cout</text:span><text:span text:style-name="T3">, </text:span><text:span text:style-name="T4">cerr</text:span></text:p>
              </text:list-item>
              <text:list-item>
                <text:p text:style-name="P3"><text:span text:style-name="T3">Το cin ειναι για το ρεύμα που είναι συνδεδεμένο με την standard είσοδ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Οθόνη &amp; Πληκτρολόγιο</text:span></text:p>
          </draw:text-box>
        </draw:frame>
        <draw:frame presentation:style-name="pr7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Τα ρεύματα cout και cerr είναι συνδεδεμένα με την standard έξοδο</text:span></text:p>
              </text:list-item>
              <text:list-item>
                <text:p text:style-name="P3"><text:span text:style-name="T3">Το cout <text:s/>προορίζεται για την “κανονική” εκτύπωση μηνυμάτων του προγράμματος</text:span></text:p>
              </text:list-item>
              <text:list-item>
                <text:p text:style-name="P3"><text:span text:style-name="T3">Το cerr προορίζεται για την εκτύπωση μηνυμάτων λαθών</text:span></text:p>
              </text:list-item>
              <text:list-item>
                <text:p text:style-name="P3"><text:span text:style-name="T3">Το κάθε ένα ανεξάρτητα από το άλλο μπορεί να ανακατευθυνθεί σε αρχεί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Παράδειγμα standard IO</text:span></text:p>
          </draw:text-box>
        </draw:frame>
        <draw:frame presentation:style-name="pr8" draw:text-style-name="P8" draw:layer="layout" svg:width="26.67cm" svg:height="15.917cm" svg:x="1.27cm" svg:y="4.315cm" presentation:class="outline" presentation:user-transformed="true">
          <draw:text-box>
            <text:list text:style-name="L3">
              <text:list-header>
                <text:p text:style-name="P7"><text:span text:style-name="T5">#include &lt;iostream&gt; </text:span><text:span text:style-name="T5"><text:tab/></text:span><text:span text:style-name="T5"><text:tab/></text:span><text:span text:style-name="T5"><text:tab/></text:span><text:span text:style-name="T5"> <text:s text:c="2"/>// Απαραίτητο για τα ρεύματα εισόδου/εξόδου</text:span></text:p>
                <text:p text:style-name="P7"><text:span text:style-name="T5">using namespace std;</text:span></text:p>
                <text:p text:style-name="P7"><text:span text:style-name="T5">int main(void)</text:span></text:p>
                <text:p text:style-name="P7"><text:span text:style-name="T5">{</text:span></text:p>
                <text:p text:style-name="P7"><text:span text:style-name="T5"><text:s text:c="4"/></text:span><text:span text:style-name="T5">cout &lt;&lt; "Give a positive number and a character: "; <text:s/>// Δεν αλλάζει γραμμή</text:span></text:p>
                <text:p text:style-name="P7"><text:span text:style-name="T5"><text:s text:c="4"/></text:span><text:span text:style-name="T5">int number; char c;</text:span></text:p>
                <text:p text:style-name="P7"><text:span text:style-name="T5"><text:s text:c="4"/></text:span><text:span text:style-name="T5">cin &gt;&gt; number &gt;&gt; c; </text:span><text:span text:style-name="T5"><text:tab/></text:span><text:span text:style-name="T5"><text:tab/></text:span><text:span text:style-name="T5">// Διάβασμα ενός ακεραίου και ένος χαρακτήρα</text:span></text:p>
                <text:p text:style-name="P7"><text:span text:style-name="T5"><text:s text:c="4"/></text:span><text:span text:style-name="T5">if ( i &gt; 0 )</text:span></text:p>
                <text:p text:style-name="P7"><text:span text:style-name="T5"><text:s text:c="9"/></text:span><text:span text:style-name="T5">cout &lt;&lt; number &lt;&lt; " - " &lt;&lt; c &lt;&lt; endl; <text:s/>// endl για αλλαγή γραμμής</text:span></text:p>
                <text:p text:style-name="P7"><text:span text:style-name="T5"><text:s text:c="4"/></text:span><text:span text:style-name="T5">els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και άδειασμα του buffer εξόδου</text:span></text:p>
                <text:p text:style-name="P7"><text:span text:style-name="T5"><text:s text:c="9"/></text:span><text:span text:style-name="T5">cerr &lt;&lt; “Non-positive” &lt;&lt; endl;</text:span></text:p>
                <text:p text:style-name="P7"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Παράδειγμα standard IO</text:span></text:p>
          </draw:text-box>
        </draw:frame>
        <draw:frame presentation:style-name="pr9" draw:text-style-name="P9" draw:layer="layout" svg:width="26.67cm" svg:height="13.609cm" svg:x="1.27cm" svg:y="4.315cm" presentation:class="outline" presentation:user-transformed="true">
          <draw:text-box>
            <text:list text:style-name="L3">
              <text:list-header>
                <text:p text:style-name="P7"><text:span text:style-name="T6">$ ./a.out </text:span></text:p>
                <text:p text:style-name="P7"><text:span text:style-name="T5">Give a positive number and a character: 13 c</text:span></text:p>
                <text:p text:style-name="P7"><text:span text:style-name="T5">13 - c</text:span></text:p>
                <text:p text:style-name="P7"><text:span text:style-name="T6">$ ./a.out </text:span></text:p>
                <text:p text:style-name="P7"><text:span text:style-name="T5">Give a positive number and a character: -1b</text:span></text:p>
                <text:p text:style-name="P7"><text:span text:style-name="T5">Non-positive</text:span></text:p>
                <text:p text:style-name="P7"><text:span text:style-name="T6">$ ./a.out </text:span></text:p>
                <text:p text:style-name="P7"><text:span text:style-name="T5">Give a positive number and a character: 12b</text:span></text:p>
                <text:p text:style-name="P7"><text:span text:style-name="T5">12 - b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IO από αρχεία</text:span></text:p>
          </draw:text-box>
        </draw:frame>
        <draw:frame presentation:style-name="pr10" draw:text-style-name="P5" draw:layer="layout" svg:width="25.199cm" svg:height="13.832cm" svg:x="1.4cm" svg:y="4.928cm" presentation:class="subtitle" presentation:user-transformed="true">
          <draw:text-box>
            <text:list text:style-name="L2">
              <text:list-item>
                <text:p text:style-name="P3"><text:span text:style-name="T3">Για είσοδο / έξοδο από αρχεία, παρέχονται τα ρεύματα:</text:span></text:p>
              </text:list-item>
              <text:list-item>
                <text:p text:style-name="P3"><text:span text:style-name="T3">Για είσοδο – </text:span><text:span text:style-name="T4">ifstream</text:span><text:span text:style-name="T3"> (input file stream)</text:span></text:p>
              </text:list-item>
              <text:list-item>
                <text:p text:style-name="P3"><text:span text:style-name="T3">Για έξοδο – </text:span><text:span text:style-name="T4">ofstream</text:span><text:span text:style-name="T3"> (output file stream)</text:span></text:p>
              </text:list-item>
              <text:list-item>
                <text:p text:style-name="P3"><text:span text:style-name="T3">Και για τα δύο – </text:span><text:span text:style-name="T4">fstream</text:span><text:span text:style-name="T3"> (file stream)</text:span></text:p>
              </text:list-item>
              <text:list-item>
                <text:p text:style-name="P3"><text:span text:style-name="T3">Για την χρήση των παραπάνω ρευμάτων, πρέπει να γίνει include το &lt;fstream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Παράδειγμα ifstream</text:span></text:p>
          </draw:text-box>
        </draw:frame>
        <draw:frame presentation:style-name="pr11" draw:text-style-name="P9" draw:layer="layout" svg:width="26.67cm" svg:height="15.217cm" svg:x="1.27cm" svg:y="4.315cm" presentation:class="outline" presentation:user-transformed="true">
          <draw:text-box>
            <text:list text:style-name="L3">
              <text:list-header>
                <text:p text:style-name="P7"><text:span text:style-name="T5">#include &lt;iostream&gt;</text:span></text:p>
                <text:p text:style-name="P7"><text:span text:style-name="T5">#include &lt;fstream&gt;</text:span></text:p>
                <text:p text:style-name="P7"><text:span text:style-name="T5">using namespace std;</text:span></text:p>
                <text:p text:style-name="P7"><text:span text:style-name="T5">int main(void) {</text:span></text:p>
                <text:list>
                  <text:list-header>
                    <text:p><text:span text:style-name="T5">ifstream in("data.txt");</text:span></text:p>
                    <text:p><text:span text:style-name="T5">while (true) {</text:span></text:p>
                    <text:p><text:span text:style-name="T5">int i; char buf[5];</text:span></text:p>
                    <text:p><text:span text:style-name="T5">in &gt;&gt; i &gt;&gt; buf;</text:span></text:p>
                    <text:p><text:span text:style-name="T5">if ( !in.good() ) break;</text:span></text:p>
                    <text:p><text:span text:style-name="T5"><text:s text:c="7"/></text:span><text:span text:style-name="T5">cout &lt;&lt; i &lt;&lt; " " &lt;&lt; buf &lt;&lt; endl;</text:span></text:p>
                    <text:p><text:span text:style-name="T5">}</text:span></text:p>
                  </text:list-header>
                </text:list>
                <text:p text:style-name="P7"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Παράδειγμα ifstream</text:span></text:p>
          </draw:text-box>
        </draw:frame>
        <draw:frame presentation:style-name="pr12" draw:text-style-name="P9" draw:layer="layout" svg:width="26.67cm" svg:height="13.609cm" svg:x="1.27cm" svg:y="4.315cm" presentation:class="outline" presentation:user-transformed="true">
          <draw:text-box>
            <text:list text:style-name="L3">
              <text:list-header>
                <text:p text:style-name="P7"><text:span text:style-name="T6">$ cat data.txt </text:span></text:p>
                <text:p text:style-name="P7"><text:span text:style-name="T5">12 lala</text:span></text:p>
                <text:p text:style-name="P7"><text:span text:style-name="T5">20 koko</text:span></text:p>
                <text:p text:style-name="P7"><text:span text:style-name="T5">40 foo</text:span></text:p>
                <text:p text:style-name="P7"><text:span text:style-name="T6">$ ./a.out </text:span></text:p>
                <text:p text:style-name="P7"><text:span text:style-name="T5">12 lala</text:span></text:p>
                <text:p text:style-name="P7"><text:span text:style-name="T5">20 koko</text:span></text:p>
                <text:p text:style-name="P7"><text:span text:style-name="T5">40 fo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13" draw:text-style-name="P5" draw:layer="layout" svg:width="25.199cm" svg:height="14.518cm" svg:x="1.4cm" svg:y="4.585cm" presentation:class="subtitle" presentation:user-transformed="true">
          <draw:text-box>
            <text:list text:style-name="L2">
              <text:list-item>
                <text:p text:style-name="P3"><text:span text:style-name="T3">Το ifstream μπορεί να χρησιμοποιηθεί ακριβώς όπως και το cin</text:span></text:p>
              </text:list-item>
              <text:list-item>
                <text:p text:style-name="P3"><text:span text:style-name="T3">Με την συνάρτηση-μέλος </text:span><text:span text:style-name="T4">good</text:span><text:span text:style-name="T3">, ελέγχουμε αν η ενέργεια διαβάσματος ήταν επιτυχής</text:span></text:p>
              </text:list-item>
              <text:list-item>
                <text:p text:style-name="P3"><text:span text:style-name="T3">Σε αντιστοιχία με την C, υπάρχει συνάρτηση-μέλος eof, που μας ενημερώνει για το τέλος του αρχείου</text:span></text:p>
              </text:list-item>
              <text:list-item>
                <text:p text:style-name="P3"><text:span text:style-name="T3">Δεν είναι αναγκαστικό να κάνουμε </text:span><text:span text:style-name="T4">close</text:span><text:span text:style-name="T3"> τα ρεύματα των αρχείων, καθώς κάτι τέτοιο γίνεται κατά την καταστροφή του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14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Με την συνάρτηση-μέλος </text:span><text:span text:style-name="T4">peek</text:span><text:span text:style-name="T3"> μπορούμε να δούμε τον επόμενο χαρακτήρα στο ρεύμα, χωρίς να αφαιρεθεί από αυτό</text:span></text:p>
              </text:list-item>
              <text:list-item>
                <text:p text:style-name="P3"><text:span text:style-name="T3">Με την συνάρτηση-μέλος </text:span><text:span text:style-name="T4">ignore</text:span><text:span text:style-name="T3"> μπορούμε να παραβλέψουμε ένα πλήθος χαρακτήρων από το ρεύμα</text:span></text:p>
              </text:list-item>
              <text:list-item>
                <text:p text:style-name="P3"><text:span text:style-name="T3">Με την συνάρτηση-μέλος </text:span><text:span text:style-name="T4">getline</text:span><text:span text:style-name="T3"> μπορούμε να διαβάσουμε μια γραμμή από το ρεύμα και να την αποθηκεύσουμε σε κάποιον πίνακα χαρακτήρω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15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Η συνάρτηση-μέλος getline μπορεί να αποθηκεύσει το αποτέλεσμα μόνο σε πίνακα χαρακτήρων</text:span></text:p>
              </text:list-item>
              <text:list-item>
                <text:p text:style-name="P3"><text:span text:style-name="T3">char title[256]; in.getline (title,256);</text:span></text:p>
              </text:list-item>
              <text:list-item>
                <text:p text:style-name="P3"><text:span text:style-name="T3">Για να μπορούμε να χρησιμοποιήσουμε strings, υπάρχει η συνάρτηση getline ορισμένη στο &lt;string&gt;</text:span></text:p>
              </text:list-item>
              <text:list-item>
                <text:p text:style-name="P3"><text:span text:style-name="T3">string title; getline(in, title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Error flags in streams</text:span></text:p>
          </draw:text-box>
        </draw:frame>
        <draw:frame presentation:style-name="pr16" draw:text-style-name="P5" draw:layer="layout" svg:width="25.199cm" svg:height="14.518cm" svg:x="1.4cm" svg:y="4.585cm" presentation:class="subtitle" presentation:user-transformed="true">
          <draw:text-box>
            <text:list text:style-name="L2">
              <text:list-item>
                <text:p text:style-name="P3"><text:span text:style-name="T3">Τα ρεύματα έχουν 3 bits τα οποία παρέχουν πληροφορίες για την κατάσταση τους</text:span></text:p>
              </text:list-item>
              <text:list-item>
                <text:p text:style-name="P3"><text:span text:style-name="T4">eofbit</text:span><text:span text:style-name="T3"> – δείχνει αν έχει τελειώσει το αρχείο με το οποίο ήταν συνδεδεμένο το ρεύμα (EOF)</text:span></text:p>
              </text:list-item>
              <text:list-item>
                <text:p text:style-name="P3"><text:span text:style-name="T4">badbit</text:span><text:span text:style-name="T3"> – δείχνει αν υπάρχει πρόβλημα με το ίδιο το ρεύμα</text:span></text:p>
              </text:list-item>
              <text:list-item>
                <text:p text:style-name="P3"><text:span text:style-name="T4">failbit</text:span><text:span text:style-name="T3"> – δείχνει αν υπήρξε πρόβλημα με την τελευταία ενέργεια πάνω στο ρεύμα (π.χ. διάβασμα ακεραίου, ενώ δεν υπήρχε ακέραιος για να διαβαστεί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Error flags in streams</text:span></text:p>
          </draw:text-box>
        </draw:frame>
        <draw:frame presentation:style-name="pr17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Για κάθε bit, υπάρχει και αντίστοιχη συνάρτηση-μέλος ( </text:span><text:span text:style-name="T4">eof</text:span><text:span text:style-name="T3">, </text:span><text:span text:style-name="T4">fail</text:span><text:span text:style-name="T3">, </text:span><text:span text:style-name="T4">bad </text:span><text:span text:style-name="T3">)</text:span></text:p>
              </text:list-item>
              <text:list-item>
                <text:p text:style-name="P3"><text:span text:style-name="T3">Η συνάρτηση-μέλος </text:span><text:span text:style-name="T4">good</text:span><text:span text:style-name="T3"> ελέγχει αν δεν είναι set (1) κανένα από τα τρία αυτά bits</text:span></text:p>
              </text:list-item>
              <text:list-item>
                <text:p text:style-name="P3"><text:span text:style-name="T3">Η συνάρτηση-μέλος </text:span><text:span text:style-name="T4">clear</text:span><text:span text:style-name="T3"> μπορεί να αλλάξει τιμές στην κατάσταση του stream, και αν κληθεί χωρίς ορίσματα, κάνει unset (0) όλα τα error flag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ifstream &amp; μετακίνηση στο αρχείο</text:span></text:p>
          </draw:text-box>
        </draw:frame>
        <draw:frame presentation:style-name="pr18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Μαζί με κάθε input stream, υπάρχει και ένας δείκτης που δείχνει σε ποιό σημείο στο ρεύμα βρισκόμαστε</text:span></text:p>
              </text:list-item>
              <text:list-item>
                <text:p text:style-name="P3"><text:span text:style-name="T3">Ο δείκτης είναι γνωστός και ως </text:span><text:span text:style-name="T4">get pointer</text:span><text:span text:style-name="T3"> </text:span></text:p>
              </text:list-item>
              <text:list-item>
                <text:p text:style-name="P3"><text:span text:style-name="T3">Με την συνάρτηση-μέλος </text:span><text:span text:style-name="T4">tellg</text:span><text:span text:style-name="T3"> μαθαίνουμε για το που βρίσκεται ο get pointer</text:span></text:p>
              </text:list-item>
              <text:list-item>
                <text:p text:style-name="P3"><text:span text:style-name="T3">Με την συνάρτηση-μέλος </text:span><text:span text:style-name="T4">seekg</text:span><text:span text:style-name="T3"> μπορούμε να αλλάξουμε θέση στο δείκτη αυτό (σε αντιστοιχία με την συνάρτηση fseek στην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Παράδειγμα οfstream</text:span></text:p>
          </draw:text-box>
        </draw:frame>
        <draw:frame presentation:style-name="pr19" draw:text-style-name="P9" draw:layer="layout" svg:width="26.67cm" svg:height="13.609cm" svg:x="1.27cm" svg:y="4.315cm" presentation:class="outline" presentation:user-transformed="true">
          <draw:text-box>
            <text:list text:style-name="L3">
              <text:list-header>
                <text:p text:style-name="P7"><text:span text:style-name="T5">#include &lt;iostream&gt;</text:span></text:p>
                <text:p text:style-name="P7"><text:span text:style-name="T5">#include &lt;fstream&gt;</text:span></text:p>
                <text:p text:style-name="P7"><text:span text:style-name="T5">using namespace std;</text:span></text:p>
                <text:p text:style-name="P7"><text:span text:style-name="T5">int main(void)</text:span></text:p>
                <text:p text:style-name="P7"><text:span text:style-name="T5">{</text:span></text:p>
                <text:list>
                  <text:list-header>
                    <text:p><text:span text:style-name="T5">οfstream out("data2");</text:span></text:p>
                  </text:list-header>
                </text:list>
              </text:list-header>
            </text:list>
            <text:list text:style-name="L4">
              <text:list-item>
                <text:list>
                  <text:list-header>
                    <text:p><text:span text:style-name="T5">out &lt;&lt; "Hello world" &lt;&lt; endl;</text:span></text:p>
                    <text:p><text:span text:style-name="T5">out &lt;&lt; 42 &lt;&lt; " - " &lt;&lt; (5/10) &lt;&lt; endl;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5">out.close();</text:span></text:p>
                  </text:list-header>
                </text:list>
                <text:p text:style-name="P7"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Παράδειγμα οfstream</text:span></text:p>
          </draw:text-box>
        </draw:frame>
        <draw:frame presentation:style-name="pr20" draw:text-style-name="P9" draw:layer="layout" svg:width="26.67cm" svg:height="13.609cm" svg:x="1.27cm" svg:y="4.315cm" presentation:class="outline" presentation:user-transformed="true">
          <draw:text-box>
            <text:list text:style-name="L3">
              <text:list-header>
                <text:p text:style-name="P7"><text:span text:style-name="T6">$ ./a.out </text:span></text:p>
                <text:p text:style-name="P7"><text:span text:style-name="T6">$ cat data2.txt </text:span></text:p>
                <text:p text:style-name="P7"><text:span text:style-name="T5">Hello world</text:span></text:p>
                <text:p text:style-name="P7"><text:span text:style-name="T5">42 - 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ofstream</text:span></text:p>
          </draw:text-box>
        </draw:frame>
        <draw:frame presentation:style-name="pr21" draw:text-style-name="P5" draw:layer="layout" svg:width="25.199cm" svg:height="14.518cm" svg:x="1.4cm" svg:y="4.585cm" presentation:class="subtitle" presentation:user-transformed="true">
          <draw:text-box>
            <text:list text:style-name="L2">
              <text:list-item>
                <text:p text:style-name="P3"><text:span text:style-name="T3">Το ofstream μπορεί να χρησιμοποιηθεί ακριβώς όπως και το cout</text:span></text:p>
              </text:list-item>
              <text:list-item>
                <text:p text:style-name="P3"><text:span text:style-name="T3">Τα δεδομένα δεν είναι αναγκαστικό να γραφτούν αμέσως στο αρχείο (buffered IO)</text:span></text:p>
              </text:list-item>
              <text:list-item>
                <text:p text:style-name="P3"><text:span text:style-name="T3">Υπάρχει η συνάρτηση-μέλος </text:span><text:span text:style-name="T4">flush</text:span><text:span text:style-name="T3">() που γράφει τα περιεχόμενα του buffer στο αρχείο, αμέσως μετά την κλήση της</text:span></text:p>
              </text:list-item>
              <text:list-item>
                <text:p text:style-name="P3"><text:span text:style-name="T3">Κατά το κλείσιμο του αρχείου, γίνεται και γράψιμο του buffer στο αρχεί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6.004cm" svg:height="3.507cm" svg:x="1.301cm" svg:y="0cm" presentation:class="title" presentation:user-transformed="true">
          <draw:text-box>
            <text:p><text:span text:style-name="T1">ofstream &amp; μετακίνηση στο αρχείο</text:span></text:p>
          </draw:text-box>
        </draw:frame>
        <draw:frame presentation:style-name="pr22" draw:text-style-name="P5" draw:layer="layout" svg:width="25.199cm" svg:height="14.518cm" svg:x="1.4cm" svg:y="4.584cm" presentation:class="subtitle" presentation:user-transformed="true">
          <draw:text-box>
            <text:list text:style-name="L2">
              <text:list-item>
                <text:p text:style-name="P3"><text:span text:style-name="T3">Μαζί με κάθε output stream, υπάρχει και ένας δείκτης που δείχνει σε ποιό σημείο στο ρεύμα βρισκόμαστε</text:span></text:p>
              </text:list-item>
              <text:list-item>
                <text:p text:style-name="P3"><text:span text:style-name="T3">Ο δείκτης είναι γνωστός και ως </text:span><text:span text:style-name="T4">put pointer</text:span><text:span text:style-name="T3"> </text:span></text:p>
              </text:list-item>
              <text:list-item>
                <text:p text:style-name="P3"><text:span text:style-name="T3">Με την συνάρτηση-μέλος </text:span><text:span text:style-name="T4">tellp</text:span><text:span text:style-name="T3"> μαθαίνουμε για το που βρίσκεται ο put pointer</text:span></text:p>
              </text:list-item>
              <text:list-item>
                <text:p text:style-name="P3"><text:span text:style-name="T3">Με την συνάρτηση-μέλος </text:span><text:span text:style-name="T4">seekp</text:span><text:span text:style-name="T3"> μπορούμε να αλλάξουμε θέση στο δείκτη αυτό (σε αντιστοιχία με την συνάρτηση fseek στην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Παράδειγμα fstream</text:span></text:p>
          </draw:text-box>
        </draw:frame>
        <draw:frame presentation:style-name="pr23" draw:text-style-name="P9" draw:layer="layout" svg:width="26.67cm" svg:height="16.585cm" svg:x="1.27cm" svg:y="4.115cm" presentation:class="outline" presentation:user-transformed="true">
          <draw:text-box>
            <text:list text:style-name="L3">
              <text:list-header>
                <text:p text:style-name="P7"><text:span text:style-name="T5">#include &lt;iostream&gt;</text:span></text:p>
                <text:p text:style-name="P7"><text:span text:style-name="T5">#include &lt;fstream&gt;</text:span></text:p>
                <text:p text:style-name="P7"><text:span text:style-name="T5">using namespace std;</text:span></text:p>
                <text:p text:style-name="P7"><text:span text:style-name="T5">int main(void)</text:span></text:p>
                <text:p text:style-name="P7"><text:span text:style-name="T5">{</text:span></text:p>
              </text:list-header>
            </text:list>
            <text:list text:style-name="L4">
              <text:list-item>
                <text:list>
                  <text:list-header>
                    <text:p><text:span text:style-name="T5">fstream file("data3.txt", ios::in | ios::out);</text:span></text:p>
                    <text:p><text:span text:style-name="T5">file &lt;&lt; 42 &lt;&lt; "koko" &lt;&lt; endl;</text:span></text:p>
                    <text:p><text:span text:style-name="T5">file.flush();</text:span></text:p>
                    <text:p><text:span text:style-name="T5">int i;</text:span></text:p>
                    <text:p><text:span text:style-name="T5">file.seekg(0, ios::beg);</text:span></text:p>
                    <text:p><text:span text:style-name="T5">file &gt;&gt; i;</text:span></text:p>
                    <text:p><text:span text:style-name="T5">cout &lt;&lt; i &lt;&lt; endl;</text:span></text:p>
                  </text:list-header>
                </text:list>
              </text:list-item>
            </text:list>
            <text:list text:style-name="L3">
              <text:list-header>
                <text:p text:style-name="P7"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Παράδειγμα fstream</text:span></text:p>
          </draw:text-box>
        </draw:frame>
        <draw:frame presentation:style-name="pr24" draw:text-style-name="P9" draw:layer="layout" svg:width="26.67cm" svg:height="13.609cm" svg:x="1.27cm" svg:y="4.115cm" presentation:class="outline" presentation:user-transformed="true">
          <draw:text-box>
            <text:list text:style-name="L3">
              <text:list-header>
                <text:p text:style-name="P7"><text:span text:style-name="T5">$ touch data3.txt</text:span></text:p>
                <text:p text:style-name="P7"><text:span text:style-name="T5">$ ./a.out </text:span></text:p>
                <text:p text:style-name="P7"><text:span text:style-name="T5">4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6.004cm" svg:height="3.507cm" svg:x="1.301cm" svg:y="0cm" presentation:class="title" presentation:user-transformed="true">
          <draw:text-box>
            <text:p><text:span text:style-name="T1">Παράδειγμα fstream</text:span></text:p>
          </draw:text-box>
        </draw:frame>
        <draw:frame presentation:style-name="pr25" draw:text-style-name="P10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Το προηγούμενο παράδειγμα δεν θα δουλέψει αν το αρχείο data3.txt δεν υπάρχει ήδη</text:span></text:p>
              </text:list-item>
              <text:list-item>
                <text:p text:style-name="P3"><text:span text:style-name="T3">Για να γίνει αυτό, πρέπει πρώτα να ανοίξουμε το αρχείο για γράψιμο ώστε να δημιουργηθεί και στη συνέχεια να το ανοίξουμε για διάβασμα και γράψιμο</text:span></text:p>
              </text:list-item>
              <text:list-item>
                <text:p text:style-name="P3"><text:span text:style-name="T3">Περισσότερα </text:span><text:span text:style-name="T3"><text:a xlink:href="http://www.cplusplus.com/forum/beginner/2211/#msg8294">εδώ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><text:span text:style-name="T1">Παράδειγμα fstream</text:span></text:p>
          </draw:text-box>
        </draw:frame>
        <draw:frame presentation:style-name="pr26" draw:text-style-name="P9" draw:layer="layout" svg:width="26.67cm" svg:height="16.485cm" svg:x="1.27cm" svg:y="3.915cm" presentation:class="outline" presentation:user-transformed="true">
          <draw:text-box>
            <text:list text:style-name="L3">
              <text:list-header>
                <text:p text:style-name="P7"><text:span text:style-name="T5">#include &lt;iostream&gt;</text:span></text:p>
                <text:p text:style-name="P7"><text:span text:style-name="T5">#include &lt;fstream&gt;</text:span></text:p>
                <text:p text:style-name="P7"><text:span text:style-name="T5">using namespace std;</text:span></text:p>
                <text:p text:style-name="P7"><text:span text:style-name="T5">int main(void) {</text:span></text:p>
              </text:list-header>
            </text:list>
            <text:list text:style-name="L4">
              <text:list-item>
                <text:list>
                  <text:list-header>
                    <text:p><text:span text:style-name="T5">fstream temp("data3.txt", ios::out); temp.close();</text:span></text:p>
                    <text:p><text:span text:style-name="T5">fstream file("data3.txt", ios::in | ios::out);</text:span></text:p>
                    <text:p><text:span text:style-name="T5">file &lt;&lt; 42 &lt;&lt; "koko" &lt;&lt; endl;</text:span></text:p>
                    <text:p><text:span text:style-name="T5">file.flush();</text:span></text:p>
                    <text:p><text:span text:style-name="T5">int i;</text:span></text:p>
                    <text:p><text:span text:style-name="T5">file.seekg(0, ios::beg);</text:span></text:p>
                    <text:p><text:span text:style-name="T5">file &gt;&gt; i;</text:span></text:p>
                    <text:p><text:span text:style-name="T5">cout &lt;&lt; i &lt;&lt; endl;</text:span></text:p>
                  </text:list-header>
                </text:list>
              </text:list-item>
            </text:list>
            <text:list text:style-name="L3">
              <text:list-header>
                <text:p text:style-name="P7"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6.004cm" svg:height="3.507cm" svg:x="1.301cm" svg:y="0cm" presentation:class="title" presentation:user-transformed="true">
          <draw:text-box>
            <text:p><text:span text:style-name="T1">IO &amp; binary files</text:span></text:p>
          </draw:text-box>
        </draw:frame>
        <draw:frame presentation:style-name="pr27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Με τα ifstream και ofstream μπορούμε να χειριστούμε και δυαδικά αρχεία (αρχεία που έχουν bytes και όχι κείμενο)</text:span></text:p>
              </text:list-item>
              <text:list-item>
                <text:p text:style-name="P3"><text:span text:style-name="T3">Η συνάρτηση-μέλος </text:span><text:span text:style-name="T4">read</text:span><text:span text:style-name="T3"> του ifstream, διαβάζει από το αρχείο ένα πλήθος από bytes και το αποθηκεύει σε έναν πίνακα χαρακτήρων</text:span></text:p>
              </text:list-item>
              <text:list-item>
                <text:p text:style-name="P3"><text:span text:style-name="T3">Η συνάρτηση-μέλος </text:span><text:span text:style-name="T4">write</text:span><text:span text:style-name="T3"> του ofstream, γράφει στο αρχείο ένα πλήθος από bytes, που τα διαβάζει από έναν πίνακα χαρακτήρω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6.004cm" svg:height="3.507cm" svg:x="1.301cm" svg:y="0cm" presentation:class="title" presentation:user-transformed="true">
          <draw:text-box>
            <text:p><text:span text:style-name="T1">Reference – Χρήσιμοι Σύνδεσμοι</text:span></text:p>
          </draw:text-box>
        </draw:frame>
        <draw:frame presentation:style-name="pr28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3"><text:a xlink:href="http://www.cplusplus.com/">cplusplus.com</text:a></text:span></text:p>
              </text:list-item>
              <text:list-item>
                <text:p text:style-name="P3"><text:span text:style-name="T3"><text:a xlink:href="http://www.cplusplus.com/reference/iostream/ifstream/">ifstream</text:a></text:span></text:p>
              </text:list-item>
              <text:list-item>
                <text:p text:style-name="P3"><text:span text:style-name="T3"><text:a xlink:href="http://www.cplusplus.com/reference/iostream/ofstream/">ofstream</text:a></text:span></text:p>
              </text:list-item>
              <text:list-item>
                <text:p text:style-name="P3"><text:span text:style-name="T3"><text:a xlink:href="http://www.cplusplus.com/reference/iostream/fstream/">fstream</text:a></text:span></text:p>
              </text:list-item>
              <text:list-item>
                <text:p text:style-name="P3"><text:span text:style-name="T3"><text:a xlink:href="http://www.cplusplus.com/reference/string/getline/">getline για string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</meta:initial-creator>
    <meta:creation-date>2010-09-27T15:35:57</meta:creation-date>
    <meta:editing-duration>PT13H41M56S</meta:editing-duration>
    <meta:editing-cycles>122</meta:editing-cycles>
    <dc:date>2010-11-19T16:26:05</dc:date>
    <dc:creator>george </dc:creator>
    <meta:generator>OpenOffice.org/3.2$Unix OpenOffice.org_project/320m19$Build-9505</meta:generator>
    <meta:document-statistic meta:object-count="131"/>
  </office:meta>
</office:document-meta>
</file>